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class">
      <style:graphic-properties draw:fill="solid" draw:fill-color="#00dcff" draw:auto-grow-height="false"/>
    </style:style>
    <style:style style:name="gr2" style:family="graphic" style:parent-style-name="class">
      <style:graphic-properties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7.5cm"/>
    </style:style>
    <style:style style:name="gr4" style:family="graphic" style:parent-style-name="class">
      <style:graphic-properties draw:fill="solid" draw:fill-color="#00dcff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class">
      <style:graphic-properties draw:fill="solid" draw:fill-color="#23ff23" draw:auto-grow-height="false"/>
    </style:style>
    <style:style style:name="gr7" style:family="graphic" style:parent-style-name="class">
      <style:graphic-properties draw:fill="solid" draw:fill-color="#23ff23" draw:auto-grow-height="fals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Thorndale AMT'" style:font-family-generic="roman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18pt"/>
    </style:style>
    <style:style style:name="P5" style:family="paragraph">
      <style:paragraph-properties fo:margin-left="0cm" fo:margin-right="0cm" fo:text-indent="0cm"/>
      <style:text-properties fo:font-family="'Thorndale AMT'" style:font-family-generic="roman" style:font-pitch="variable" fo:font-size="18pt"/>
    </style:style>
    <style:style style:name="T1" style:family="text">
      <style:text-properties fo:font-family="'Thorndale AMT'" style:font-family-generic="roman" style:font-pitch="variable" fo:font-weight="bold" style:font-weight-asian="bold" style:font-weight-complex="bold"/>
    </style:style>
    <style:style style:name="T2" style:family="text">
      <style:text-properties fo:font-family="'Thorndale AMT'" style:font-family-generic="roman" style:font-pitch="variable"/>
    </style:style>
    <style:style style:name="T3" style:family="text">
      <style:text-properties fo:font-size="18pt"/>
    </style:style>
    <style:style style:name="T4" style:family="text">
      <style:text-properties fo:font-family="'Thorndale AMT'" style:font-family-generic="roman" style:font-pitch="variable" fo:font-size="18pt" fo:font-weight="bold" style:font-weight-asian="bold" style:font-weight-complex="bold"/>
    </style:style>
    <style:style style:name="T5" style:family="text">
      <style:text-properties fo:font-family="'Thorndale AMT'" style:font-family-generic="roma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id="id3" draw:layer="layout" svg:width="3.809cm" svg:height="0.763cm" svg:x="6.77cm" svg:y="5.237cm">
          <text:p text:style-name="P1">Collection</text:p>
          <draw:enhanced-geometry svg:viewBox="0 0 21600 21600" draw:type="rectangle" draw:enhanced-path="M 0 0 L 21600 0 21600 21600 0 21600 0 0 Z N"/>
        </draw:custom-shape>
        <draw:custom-shape draw:style-name="gr2" draw:id="id2" draw:layer="layout" svg:width="3.5cm" svg:height="1cm" svg:x="12.079cm" svg:y="3.5cm">
          <text:p text:style-name="P1">BEObject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1.5cm" svg:height="1cm" svg:x="1.5cm" svg:y="1.5cm">
          <draw:text-box>
            <text:p text:style-name="P1"><text:span text:style-name="T1">BEdita3</text:span><text:span text:style-name="T2"> objects/contents class diagram</text:span></text:p>
          </draw:text-box>
        </draw:frame>
        <draw:custom-shape draw:style-name="gr2" draw:id="id5" draw:layer="layout" svg:width="3.5cm" svg:height="0.863cm" svg:x="3.579cm" svg:y="8cm">
          <text:p text:style-name="P1">Publication</text:p>
          <draw:enhanced-geometry svg:viewBox="0 0 21600 21600" draw:type="rectangle" draw:enhanced-path="M 0 0 L 21600 0 21600 21600 0 21600 0 0 Z N"/>
        </draw:custom-shape>
        <draw:custom-shape draw:style-name="gr2" draw:text-style-name="P1" draw:id="id6" draw:layer="layout" svg:width="3cm" svg:height="0.763cm" svg:x="9.079cm" svg:y="7.737cm">
          <text:p text:style-name="P1">Se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cm" svg:height="0.763cm" svg:x="1.5cm" svg:y="2.8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9cm" svg:height="1cm" svg:x="2.679cm" svg:y="2.8cm">
          <draw:text-box>
            <text:p text:style-name="P1"><text:span text:style-name="T2">Base classes</text:span></text:p>
          </draw:text-box>
        </draw:frame>
        <draw:custom-shape draw:style-name="gr1" draw:text-style-name="P1" draw:id="id1" draw:layer="layout" svg:width="2.9cm" svg:height="1cm" svg:x="16.579cm" svg:y="9cm">
          <text:p text:style-name="P1">Content</text:p>
          <draw:enhanced-geometry svg:viewBox="0 0 21600 21600" draw:type="rectangle" draw:enhanced-path="M 0 0 L 21600 0 21600 21600 0 21600 0 0 Z N"/>
        </draw:custom-shape>
        <draw:custom-shape draw:style-name="gr2" draw:id="id4" draw:layer="layout" svg:width="3.809cm" svg:height="0.763cm" svg:x="19.77cm" svg:y="2cm">
          <text:p text:style-name="P1">Link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8.029cm" svg:y1="9cm" svg:x2="13.829cm" svg:y2="4.5cm" draw:start-shape="id1" draw:start-glue-point="0" draw:end-shape="id2">
          <text:p text:style-name="P1"/>
        </draw:connector>
        <draw:connector draw:style-name="gr5" draw:text-style-name="P3" draw:layer="layout" svg:x1="10.579cm" svg:y1="5.618cm" svg:x2="13.829cm" svg:y2="4.5cm" draw:start-shape="id3" draw:end-shape="id2" draw:end-glue-point="2">
          <text:p text:style-name="P1"/>
        </draw:connector>
        <draw:connector draw:style-name="gr5" draw:text-style-name="P3" draw:layer="layout" svg:x1="19.77cm" svg:y1="2.381cm" svg:x2="15.579cm" svg:y2="4cm" draw:start-shape="id4" draw:end-shape="id2" draw:end-glue-point="1">
          <text:p text:style-name="P1"/>
        </draw:connector>
        <draw:connector draw:style-name="gr5" draw:text-style-name="P3" draw:layer="layout" svg:x1="5.329cm" svg:y1="8cm" svg:x2="8.674cm" svg:y2="6cm" draw:start-shape="id5" draw:start-glue-point="0" draw:end-shape="id3" draw:end-glue-point="2">
          <text:p text:style-name="P1"/>
        </draw:connector>
        <draw:connector draw:style-name="gr5" draw:text-style-name="P3" draw:layer="layout" svg:x1="10.579cm" svg:y1="7.737cm" svg:x2="8.674cm" svg:y2="6cm" draw:start-shape="id6" draw:start-glue-point="0" draw:end-shape="id3" draw:end-glue-point="2">
          <text:p text:style-name="P1"/>
        </draw:connector>
        <draw:custom-shape draw:style-name="gr2" draw:text-style-name="P1" draw:id="id7" draw:layer="layout" svg:width="3.409cm" svg:height="1cm" svg:x="10.17cm" svg:y="14.5cm">
          <text:p text:style-name="P1">Commen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1.874cm" svg:y1="14.5cm" svg:x2="18.029cm" svg:y2="10cm" draw:start-shape="id7" draw:start-glue-point="0" draw:end-shape="id1" draw:end-glue-point="2">
          <text:p text:style-name="P1"/>
        </draw:connector>
        <draw:custom-shape draw:style-name="gr2" draw:id="id8" draw:layer="layout" svg:width="2.5cm" svg:height="0.763cm" svg:x="25.379cm" svg:y="14cm">
          <text:p text:style-name="P1">Event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6.629cm" svg:y1="14cm" svg:x2="18.029cm" svg:y2="10cm" draw:start-shape="id8" draw:end-shape="id1" draw:end-glue-point="2">
          <text:p text:style-name="P1"/>
        </draw:connector>
        <draw:custom-shape draw:style-name="gr1" draw:text-style-name="P1" draw:id="id9" draw:layer="layout" svg:width="3cm" svg:height="0.8cm" svg:x="15.579cm" svg:y="14.5cm">
          <text:p text:style-name="P1">Strea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7.079cm" svg:y1="14.5cm" svg:x2="18.029cm" svg:y2="10cm" draw:start-shape="id9" draw:start-glue-point="0" draw:end-shape="id1" draw:end-glue-point="2">
          <text:p text:style-name="P1"/>
        </draw:connector>
        <draw:custom-shape draw:style-name="gr2" draw:id="id10" draw:layer="layout" svg:width="2.5cm" svg:height="0.763cm" svg:x="11.379cm" svg:y="17.837cm">
          <text:p text:style-name="P1">Audio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2.629cm" svg:y1="17.837cm" svg:x2="17.079cm" svg:y2="15.3cm" draw:start-shape="id10" draw:end-shape="id9" draw:end-glue-point="2">
          <text:p text:style-name="P1"/>
        </draw:connector>
        <draw:custom-shape draw:style-name="gr2" draw:id="id11" draw:layer="layout" svg:width="2.5cm" svg:height="0.763cm" svg:x="14.379cm" svg:y="17.837cm">
          <text:p text:style-name="P1">Video</text:p>
          <draw:enhanced-geometry svg:viewBox="0 0 21600 21600" draw:type="rectangle" draw:enhanced-path="M 0 0 L 21600 0 21600 21600 0 21600 0 0 Z N"/>
        </draw:custom-shape>
        <draw:custom-shape draw:style-name="gr2" draw:id="id12" draw:layer="layout" svg:width="2.5cm" svg:height="0.763cm" svg:x="20.379cm" svg:y="17.837cm">
          <text:p text:style-name="P1">Imag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5.629cm" svg:y1="17.837cm" svg:x2="17.079cm" svg:y2="15.3cm" draw:start-shape="id11" draw:start-glue-point="0" draw:end-shape="id9" draw:end-glue-point="2">
          <text:p text:style-name="P1"/>
        </draw:connector>
        <draw:connector draw:style-name="gr5" draw:text-style-name="P3" draw:layer="layout" svg:x1="21.629cm" svg:y1="17.837cm" svg:x2="17.079cm" svg:y2="15.3cm" draw:start-shape="id12" draw:start-glue-point="0" draw:end-shape="id9" draw:end-glue-point="2">
          <text:p text:style-name="P1"/>
        </draw:connector>
        <draw:custom-shape draw:style-name="gr2" draw:id="id13" draw:layer="layout" svg:width="3.809cm" svg:height="0.763cm" svg:x="8.27cm" svg:y="10cm">
          <text:p text:style-name="P1">ShortNews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0.174cm" svg:y1="10cm" svg:x2="16.579cm" svg:y2="9.5cm" draw:start-shape="id13" draw:start-glue-point="0" draw:end-shape="id1" draw:end-glue-point="3">
          <text:p text:style-name="P1"/>
        </draw:connector>
        <draw:custom-shape draw:style-name="gr2" draw:text-style-name="P1" draw:id="id14" draw:layer="layout" svg:width="3.5cm" svg:height="0.763cm" svg:x="21.379cm" svg:y="15cm">
          <text:p text:style-name="P1">Documen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23.129cm" svg:y1="15cm" svg:x2="18.029cm" svg:y2="10cm" draw:start-shape="id14" draw:end-shape="id1" draw:end-glue-point="2">
          <text:p text:style-name="P1"/>
        </draw:connector>
        <draw:custom-shape draw:style-name="gr2" draw:id="id15" draw:layer="layout" svg:width="2.5cm" svg:height="0.763cm" svg:x="17.379cm" svg:y="17.837cm">
          <text:p text:style-name="P1">BEFil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8.629cm" svg:y1="17.837cm" svg:x2="17.079cm" svg:y2="15.3cm" draw:start-shape="id15" draw:start-glue-point="0" draw:end-shape="id9" draw:end-glue-point="2">
          <text:p text:style-name="P1"/>
        </draw:connector>
        <draw:custom-shape draw:style-name="gr6" draw:text-style-name="P1" draw:layer="layout" svg:width="1cm" svg:height="0.763cm" svg:x="1.5cm" svg:y="4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1" draw:id="id16" draw:layer="layout" svg:width="3.809cm" svg:height="0.763cm" svg:x="20.27cm" svg:y="5.5cm">
          <text:p text:style-name="P1">Translation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0.27cm" svg:y1="5.881cm" svg:x2="15.579cm" svg:y2="4cm" draw:start-shape="id16" draw:start-glue-point="3" draw:end-shape="id2" draw:end-glue-point="1">
          <text:p text:style-name="P1"/>
        </draw:connector>
        <draw:custom-shape draw:style-name="gr2" draw:text-style-name="P1" draw:id="id17" draw:layer="layout" svg:width="3.809cm" svg:height="0.763cm" svg:x="20.27cm" svg:y="3.5cm">
          <text:p text:style-name="P1">Card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svg:x1="20.27cm" svg:y1="3.881cm" svg:x2="15.58cm" svg:y2="4.001cm" draw:start-shape="id17" draw:start-glue-point="3">
          <text:p text:style-name="P1"/>
        </draw:connector>
        <draw:custom-shape draw:style-name="gr2" draw:text-style-name="P1" draw:id="id18" draw:layer="layout" svg:width="4.5cm" svg:height="1cm" svg:x="22.579cm" svg:y="7.5cm">
          <text:p text:style-name="P1">MailMessag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22.579cm" svg:y1="8cm" svg:x2="19.479cm" svg:y2="9.5cm" draw:start-shape="id18" draw:end-shape="id1" draw:end-glue-point="1">
          <text:p text:style-name="P1"/>
        </draw:connector>
        <draw:custom-shape draw:style-name="gr2" draw:text-style-name="P1" draw:id="id19" draw:layer="layout" svg:width="4.5cm" svg:height="1cm" svg:x="22.579cm" svg:y="9cm">
          <text:p text:style-name="P1">MailTemplat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22.579cm" svg:y1="9.5cm" svg:x2="19.479cm" svg:y2="9.5cm" draw:start-shape="id19" draw:start-glue-point="3" draw:end-shape="id1" draw:end-glue-point="1">
          <text:p text:style-name="P1"/>
        </draw:connector>
        <draw:custom-shape draw:style-name="gr2" draw:text-style-name="P1" draw:id="id20" draw:layer="layout" svg:width="3.409cm" svg:height="1cm" svg:x="5.67cm" svg:y="13.5cm">
          <text:p text:style-name="P1">Galler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7.374cm" svg:y1="13.5cm" svg:x2="18.029cm" svg:y2="10cm" draw:start-shape="id20" draw:end-shape="id1" draw:end-glue-point="2">
          <text:p text:style-name="P1"/>
        </draw:connector>
        <draw:frame draw:style-name="gr3" draw:text-style-name="P2" draw:layer="layout" svg:width="6.4cm" svg:height="1cm" svg:x="2.679cm" svg:y="4cm">
          <draw:text-box>
            <text:p text:style-name="P1"><text:span text:style-name="T2">TODO/future classes</text:span></text:p>
          </draw:text-box>
        </draw:frame>
      </draw:page>
      <draw:page draw:name="page2" draw:style-name="dp1" draw:master-page-name="Standard">
        <office:forms form:automatic-focus="false" form:apply-design-mode="false"/>
        <draw:custom-shape draw:style-name="gr2" draw:text-style-name="P4" draw:id="id22" draw:layer="layout" svg:width="3.5cm" svg:height="1cm" svg:x="12.379cm" svg:y="4.6cm">
          <text:p text:style-name="P1"><text:span text:style-name="T3">BEObject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0.579cm" svg:height="1cm" svg:x="1.5cm" svg:y="1.5cm">
          <draw:text-box>
            <text:p text:style-name="P1"><text:span text:style-name="T4">BEdita3</text:span><text:span text:style-name="T5"> objects/contents class diagram – books, ecommerce, products...</text:span></text:p>
          </draw:text-box>
        </draw:frame>
        <draw:custom-shape draw:style-name="gr4" draw:text-style-name="P1" draw:layer="layout" svg:width="1cm" svg:height="0.763cm" svg:x="1.5cm" svg:y="2.8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9cm" svg:height="1cm" svg:x="2.679cm" svg:y="2.8cm">
          <draw:text-box>
            <text:p text:style-name="P1"><text:span text:style-name="T5">Base classes</text:span></text:p>
          </draw:text-box>
        </draw:frame>
        <draw:connector draw:style-name="gr5" draw:text-style-name="P3" draw:layer="layout" svg:x1="12.879cm" svg:y1="9.6cm" svg:x2="14.129cm" svg:y2="5.6cm" draw:start-shape="id21" draw:start-glue-point="0" draw:end-shape="id22">
          <text:p text:style-name="P1"/>
        </draw:connector>
        <draw:custom-shape draw:style-name="gr2" draw:text-style-name="P4" draw:id="id23" draw:layer="layout" svg:width="3.809cm" svg:height="1cm" svg:x="6.579cm" svg:y="13cm">
          <text:p text:style-name="P1"><text:span text:style-name="T3">Book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8.483cm" svg:y1="13cm" svg:x2="12.879cm" svg:y2="10.6cm" draw:start-shape="id23" draw:start-glue-point="0" draw:end-shape="id21" draw:end-glue-point="2">
          <text:p text:style-name="P1"/>
        </draw:connector>
        <draw:custom-shape draw:style-name="gr1" draw:text-style-name="P4" draw:id="id21" draw:layer="layout" svg:width="3cm" svg:height="1cm" svg:x="11.379cm" svg:y="9.6cm">
          <text:p text:style-name="P1"><text:span text:style-name="T3">Produc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24" draw:layer="layout" svg:width="3.809cm" svg:height="1cm" svg:x="19.07cm" svg:y="6.6cm">
          <text:p text:style-name="P1"><text:span text:style-name="T3">Author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9.07cm" svg:y1="7.1cm" svg:x2="15.879cm" svg:y2="5.1cm" draw:start-shape="id24" draw:end-shape="id22">
          <text:p text:style-name="P1"/>
        </draw:connector>
        <draw:custom-shape draw:style-name="gr2" draw:text-style-name="P4" draw:id="id25" draw:layer="layout" svg:width="3.809cm" svg:height="1cm" svg:x="4.27cm" svg:y="6cm">
          <text:p text:style-name="P1"><text:span text:style-name="T3">Annotation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8.079cm" svg:y1="6.5cm" svg:x2="12.379cm" svg:y2="5.1cm" draw:start-shape="id25" draw:end-shape="id22" draw:end-glue-point="3">
          <text:p text:style-name="P1"/>
        </draw:connector>
        <draw:connector draw:style-name="gr5" draw:text-style-name="P3" draw:layer="layout" svg:x1="13.629cm" svg:y1="15.1cm" svg:x2="12.879cm" svg:y2="10.6cm" draw:start-shape="id26" draw:start-glue-point="0" draw:end-shape="id21" draw:end-glue-point="2">
          <text:p text:style-name="P1"/>
        </draw:connector>
        <draw:custom-shape draw:style-name="gr1" draw:text-style-name="P1" draw:id="id27" draw:layer="layout" svg:width="2.9cm" svg:height="1cm" svg:x="17.379cm" svg:y="9.6cm">
          <text:p text:style-name="P1">Content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line-skew="0.75cm" svg:x1="18.829cm" svg:y1="9.6cm" svg:x2="14.129cm" svg:y2="5.6cm" draw:start-shape="id27" draw:start-glue-point="0">
          <text:p text:style-name="P1"/>
        </draw:connector>
        <draw:custom-shape draw:style-name="gr2" draw:text-style-name="P4" draw:id="id28" draw:layer="layout" svg:width="4.309cm" svg:height="1cm" svg:x="18.07cm" svg:y="13.6cm">
          <text:p text:style-name="P1"><text:span text:style-name="T3">Bibliography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0.224cm" svg:y1="13.6cm" svg:x2="18.829cm" svg:y2="10.6cm" draw:start-shape="id28" draw:end-shape="id27" draw:end-glue-point="2">
          <text:p text:style-name="P1"/>
        </draw:connector>
        <draw:custom-shape draw:style-name="gr6" draw:text-style-name="P1" draw:layer="layout" svg:width="1cm" svg:height="0.763cm" svg:x="1.5cm" svg:y="4.001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4cm" svg:height="1cm" svg:x="2.679cm" svg:y="4cm">
          <draw:text-box>
            <text:p text:style-name="P1"><text:span text:style-name="T2">TODO/future classes</text:span></text:p>
          </draw:text-box>
        </draw:frame>
        <draw:custom-shape draw:style-name="gr7" draw:text-style-name="P1" draw:id="id26" draw:layer="layout" svg:width="3.5cm" svg:height="1cm" svg:x="11.879cm" svg:y="15.1cm">
          <text:p text:style-name="P1">DVD ??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it" fo:country="IT" style:font-family-asian="'Albany AMT'" style:font-family-generic-asian="system" style:font-pitch-asian="variable" style:font-size-asian="24pt" style:language-asian="zxx" style:country-asian="none" style:font-family-complex="'Albany AMT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'Albany AMT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lass" style:family="graphic" style:parent-style-name="standard">
      <style:graphic-properties draw:fill-color="#e6ff00" draw:textarea-horizontal-align="center" draw:textarea-vertical-align="middle"/>
      <style:paragraph-properties fo:text-align="center"/>
    </style:style>
    <style:style style:name="inheritance_20__28_public_29_" style:display-name="inheritance (public)" style:family="graphic" style:parent-style-name="standard">
      <style:graphic-properties draw:marker-start-width="0.203cm" draw:marker-end="Circle" draw:marker-end-width="0.203cm" draw:textarea-horizontal-align="center" draw:textarea-vertical-align="middle"/>
      <style:paragraph-properties fo:text-align="center"/>
    </style:style>
  </office:styles>
  <office:automatic-styles>
    <style:page-layout style:name="PM0">
      <style:page-layout-properties fo:margin-top="1cm" fo:margin-bottom="1cm" fo:margin-left="0.579cm" fo:margin-right="0.57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8-25T18:30:06</meta:creation-date>
    <dc:date>2008-11-25T12:54:25</dc:date>
    <meta:editing-cycles>17</meta:editing-cycles>
    <meta:editing-duration>PT18H37M43S</meta:editing-duration>
    <meta:user-defined meta:name="Info 1"/>
    <meta:user-defined meta:name="Info 2"/>
    <meta:user-defined meta:name="Info 3"/>
    <meta:user-defined meta:name="Info 4"/>
    <meta:document-statistic meta:object-count="64"/>
  </office:meta>
</office:document-meta>
</file>